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53cm"/>
    </style:style>
    <style:style style:name="co3" style:family="table-column">
      <style:table-column-properties fo:break-before="auto" style:column-width="2.32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66"/>
    </style:style>
  </office:automatic-styles>
  <office:body>
    <office:spreadsheet>
      <table:table table:name="Шаблон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Transaction_</text:p>
          </table:table-cell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rubricId</text:p>
          </table:table-cell>
          <table:table-cell office:value-type="string">
            <text:p>amount</text:p>
          </table:table-cell>
          <table:table-cell office:value-type="string">
            <text:p>dayRef</text:p>
          </table:table-cell>
          <table:table-cell office:value-type="string">
            <text:p>accountIdFrom</text:p>
          </table:table-cell>
          <table:table-cell office:value-type="string">
            <text:p>accountIdTo</text:p>
          </table:table-cell>
          <table:table-cell office:value-type="string">
            <text:p>exchangeRate</text:p>
          </table:table-cell>
          <table:table-cell office:value-type="string">
            <text:p>userId</text:p>
          </table:table-cell>
          <table:table-cell office:value-type="string">
            <text:p>transactionGroupId</text:p>
          </table:table-cell>
          <table:table-cell office:value-type="string">
            <text:p>isUseForStat</text:p>
          </table:table-cell>
          <table:table-cell office:value-type="string">
            <text:p>comment</text:p>
          </table:table-cell>
          <table:table-cell office:value-type="string">
            <text:p>isDeleted</text:p>
          </table:table-cell>
        </table:table-row>
        <table:table-row table:style-name="ro2" table:number-rows-repeated="5">
          <table:table-cell table:number-columns-repeated="12"/>
        </table:table-row>
        <table:table-row table:style-name="ro1">
          <table:table-cell office:value-type="string">
            <text:p>Account</text:p>
          </table:table-cell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urrencyId</text:p>
          </table:table-cell>
          <table:table-cell office:value-type="string">
            <text:p>amount</text:p>
          </table:table-cell>
          <table:table-cell office:value-type="string">
            <text:p>isCurrent</text:p>
          </table:table-cell>
          <table:table-cell office:value-type="string">
            <text:p>isCredit</text:p>
          </table:table-cell>
          <table:table-cell office:value-type="string">
            <text:p>isClosed</text:p>
          </table:table-cell>
          <table:table-cell office:value-type="string">
            <text:p>startDate</text:p>
          </table:table-cell>
          <table:table-cell office:value-type="string">
            <text:p>finishDate</text:p>
          </table:table-cell>
          <table:table-cell office:value-type="string">
            <text:p>isDeleted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Наличные рубли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Наличные доллары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Наличные евро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>
            <text:p>Currency</text:p>
          </table:table-cell>
          <table:table-cell table:number-columns-repeated="4"/>
          <table:table-cell office:value-type="string">
            <text:p>TransactionGroup</text:p>
          </table:table-cell>
          <table:table-cell table:number-columns-repeated="6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ymbol</text:p>
          </table:table-cell>
          <table:table-cell office:value-type="string">
            <text:p>isDeleted</text:p>
          </table:table-cell>
          <table:table-cell/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isDeleted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Рубль</text:p>
          </table:table-cell>
          <table:table-cell office:value-type="string">
            <text:p>р</text:p>
          </table:table-cell>
          <table:table-cell office:value-type="string">
            <text:p>false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Доллар</text:p>
          </table:table-cell>
          <table:table-cell office:value-type="string">
            <text:p>$</text:p>
          </table:table-cell>
          <table:table-cell office:value-type="string">
            <text:p>false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Евро</text:p>
          </table:table-cell>
          <table:table-cell office:value-type="string">
            <text:p>э</text:p>
          </table:table-cell>
          <table:table-cell office:value-type="string">
            <text:p>fals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Rubric</text:p>
          </table:table-cell>
          <table:table-cell table:number-columns-repeated="6"/>
        </table:table-row>
        <table:table-row table:style-name="ro1">
          <table:table-cell office:value-type="string">
            <text:p>User</text:p>
          </table:table-cell>
          <table:table-cell table:number-columns-repeated="4"/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isIncome</text:p>
          </table:table-cell>
          <table:table-cell office:value-type="string">
            <text:p>isDeleted</text:p>
          </table:table-cell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isDelete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Перевод между счетами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string">
            <text:p>Зарплата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3"/>
        </table:table-row>
      </table:table>
      <table:table table:name="Доход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Transaction_</text:p>
          </table:table-cell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rubricId</text:p>
          </table:table-cell>
          <table:table-cell office:value-type="string">
            <text:p>amount</text:p>
          </table:table-cell>
          <table:table-cell office:value-type="string">
            <text:p>dayRef</text:p>
          </table:table-cell>
          <table:table-cell office:value-type="string">
            <text:p>accountIdFrom</text:p>
          </table:table-cell>
          <table:table-cell office:value-type="string">
            <text:p>accountIdTo</text:p>
          </table:table-cell>
          <table:table-cell office:value-type="string">
            <text:p>exchangeRate</text:p>
          </table:table-cell>
          <table:table-cell office:value-type="string">
            <text:p>userId</text:p>
          </table:table-cell>
          <table:table-cell office:value-type="string">
            <text:p>transactionGroupId</text:p>
          </table:table-cell>
          <table:table-cell office:value-type="string">
            <text:p>isUseForStat</text:p>
          </table:table-cell>
          <table:table-cell office:value-type="string">
            <text:p>comment</text:p>
          </table:table-cell>
          <table:table-cell office:value-type="string">
            <text:p>isDelete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5000">
            <text:p>5500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fals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6000">
            <text:p>2600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false</text:p>
          </table:table-cell>
        </table:table-row>
        <table:table-row table:style-name="ro2" table:number-rows-repeated="3">
          <table:table-cell table:number-columns-repeated="12"/>
        </table:table-row>
        <table:table-row table:style-name="ro1">
          <table:table-cell office:value-type="string">
            <text:p>Account</text:p>
          </table:table-cell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urrencyId</text:p>
          </table:table-cell>
          <table:table-cell office:value-type="string">
            <text:p>amount</text:p>
          </table:table-cell>
          <table:table-cell office:value-type="string">
            <text:p>isCurrent</text:p>
          </table:table-cell>
          <table:table-cell office:value-type="string">
            <text:p>isCredit</text:p>
          </table:table-cell>
          <table:table-cell office:value-type="string">
            <text:p>isClosed</text:p>
          </table:table-cell>
          <table:table-cell office:value-type="string">
            <text:p>startDate</text:p>
          </table:table-cell>
          <table:table-cell office:value-type="string">
            <text:p>finishDate</text:p>
          </table:table-cell>
          <table:table-cell office:value-type="string">
            <text:p>isDeleted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Наличные рубли</text:p>
          </table:table-cell>
          <table:table-cell office:value-type="float" office:value="1">
            <text:p>1</text:p>
          </table:table-cell>
          <table:table-cell office:value-type="float" office:value="81000">
            <text:p>8100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Наличные доллары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Наличные евро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>
            <text:p>Currency</text:p>
          </table:table-cell>
          <table:table-cell table:number-columns-repeated="4"/>
          <table:table-cell office:value-type="string">
            <text:p>TransactionGroup</text:p>
          </table:table-cell>
          <table:table-cell table:number-columns-repeated="6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ymbol</text:p>
          </table:table-cell>
          <table:table-cell office:value-type="string">
            <text:p>isDeleted</text:p>
          </table:table-cell>
          <table:table-cell/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isDeleted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Рубль</text:p>
          </table:table-cell>
          <table:table-cell office:value-type="string">
            <text:p>р</text:p>
          </table:table-cell>
          <table:table-cell office:value-type="string">
            <text:p>false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Доллар</text:p>
          </table:table-cell>
          <table:table-cell office:value-type="string">
            <text:p>$</text:p>
          </table:table-cell>
          <table:table-cell office:value-type="string">
            <text:p>false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Евро</text:p>
          </table:table-cell>
          <table:table-cell office:value-type="string">
            <text:p>э</text:p>
          </table:table-cell>
          <table:table-cell office:value-type="string">
            <text:p>fals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Rubric</text:p>
          </table:table-cell>
          <table:table-cell table:number-columns-repeated="6"/>
        </table:table-row>
        <table:table-row table:style-name="ro1">
          <table:table-cell office:value-type="string">
            <text:p>User</text:p>
          </table:table-cell>
          <table:table-cell table:number-columns-repeated="4"/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isIncome</text:p>
          </table:table-cell>
          <table:table-cell office:value-type="string">
            <text:p>isDeleted</text:p>
          </table:table-cell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isDelete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Перевод между счетами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Юра</text:p>
          </table:table-cell>
          <table:table-cell office:value-type="string">
            <text:p>fals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Зарплата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Юля</text:p>
          </table:table-cell>
          <table:table-cell office:value-type="string">
            <text:p>false</text:p>
          </table:table-cell>
          <table:table-cell table:number-columns-repeated="9"/>
        </table:table-row>
      </table:table>
      <table:table table:name="Расходы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ransaction_</text:p>
          </table:table-cell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rubricId</text:p>
          </table:table-cell>
          <table:table-cell office:value-type="string">
            <text:p>amount</text:p>
          </table:table-cell>
          <table:table-cell office:value-type="string">
            <text:p>dayRef</text:p>
          </table:table-cell>
          <table:table-cell office:value-type="string">
            <text:p>accountIdFrom</text:p>
          </table:table-cell>
          <table:table-cell office:value-type="string">
            <text:p>accountIdTo</text:p>
          </table:table-cell>
          <table:table-cell office:value-type="string">
            <text:p>exchangeRate</text:p>
          </table:table-cell>
          <table:table-cell office:value-type="string">
            <text:p>userId</text:p>
          </table:table-cell>
          <table:table-cell office:value-type="string">
            <text:p>transactionGroupId</text:p>
          </table:table-cell>
          <table:table-cell office:value-type="string">
            <text:p>isUseForStat</text:p>
          </table:table-cell>
          <table:table-cell office:value-type="string">
            <text:p>comment</text:p>
          </table:table-cell>
          <table:table-cell office:value-type="string">
            <text:p>isDelete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5000">
            <text:p>55000</text:p>
          </table:table-cell>
          <table:table-cell table:style-name="ce1" office:value-type="date" office:date-value="2015-03-05">
            <text:p>05.03.15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ru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6000">
            <text:p>26000</text:p>
          </table:table-cell>
          <table:table-cell table:style-name="ce1" office:value-type="date" office:date-value="2015-03-05">
            <text:p>05.03.15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string">
            <text:p>tru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table:style-name="ce1" office:value-type="date" office:date-value="2015-03-06">
            <text:p>06.03.1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000">
            <text:p>12000</text:p>
          </table:table-cell>
          <table:table-cell table:style-name="ce1" office:value-type="date" office:date-value="2015-03-07">
            <text:p>07.03.1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string">
            <text:p>Отель Мадрид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5000">
            <text:p>5000</text:p>
          </table:table-cell>
          <table:table-cell table:style-name="ce1" office:value-type="date" office:date-value="2015-03-07">
            <text:p>07.03.1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string">
            <text:p>Билеты на самолет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000">
            <text:p>7000</text:p>
          </table:table-cell>
          <table:table-cell table:style-name="ce1" office:value-type="date" office:date-value="2015-03-07">
            <text:p>07.03.1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string">
            <text:p>Билеты на поезд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0000">
            <text:p>20000</text:p>
          </table:table-cell>
          <table:table-cell table:style-name="ce1" office:value-type="date" office:date-value="2015-03-08">
            <text:p>08.03.1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Университет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0000">
            <text:p>10000</text:p>
          </table:table-cell>
          <table:table-cell table:style-name="ce1" office:value-type="date" office:date-value="2015-03-08">
            <text:p>08.03.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000">
            <text:p>10000</text:p>
          </table:table-cell>
          <table:table-cell table:style-name="ce1" office:value-type="date" office:date-value="2015-03-09">
            <text:p>09.03.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style-name="ce1" office:value-type="date" office:date-value="2015-03-09">
            <text:p>09.03.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 office:value-type="string">
            <text:p>false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Account</text:p>
          </table:table-cell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urrencyId</text:p>
          </table:table-cell>
          <table:table-cell office:value-type="string">
            <text:p>amount</text:p>
          </table:table-cell>
          <table:table-cell office:value-type="string">
            <text:p>isCurrent</text:p>
          </table:table-cell>
          <table:table-cell office:value-type="string">
            <text:p>isCredit</text:p>
          </table:table-cell>
          <table:table-cell office:value-type="string">
            <text:p>isClosed</text:p>
          </table:table-cell>
          <table:table-cell office:value-type="string">
            <text:p>startDate</text:p>
          </table:table-cell>
          <table:table-cell office:value-type="string">
            <text:p>finishDate</text:p>
          </table:table-cell>
          <table:table-cell office:value-type="string">
            <text:p>isDeleted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Наличные рубли</text:p>
          </table:table-cell>
          <table:table-cell office:value-type="float" office:value="1">
            <text:p>1</text:p>
          </table:table-cell>
          <table:table-cell office:value-type="float" office:value="16000">
            <text:p>1600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Наличные доллары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Наличные евро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>
            <text:p>Currency</text:p>
          </table:table-cell>
          <table:table-cell table:number-columns-repeated="4"/>
          <table:table-cell office:value-type="string">
            <text:p>TransactionGroup</text:p>
          </table:table-cell>
          <table:table-cell table:number-columns-repeated="6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ymbol</text:p>
          </table:table-cell>
          <table:table-cell office:value-type="string">
            <text:p>isDeleted</text:p>
          </table:table-cell>
          <table:table-cell/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isDeleted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Рубль</text:p>
          </table:table-cell>
          <table:table-cell office:value-type="string">
            <text:p>р</text:p>
          </table:table-cell>
          <table:table-cell office:value-type="string">
            <text:p>false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Отпуск Испания 2015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Доллар</text:p>
          </table:table-cell>
          <table:table-cell office:value-type="string">
            <text:p>$</text:p>
          </table:table-cell>
          <table:table-cell office:value-type="string">
            <text:p>false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Евро</text:p>
          </table:table-cell>
          <table:table-cell office:value-type="string">
            <text:p>э</text:p>
          </table:table-cell>
          <table:table-cell office:value-type="string">
            <text:p>fals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Rubric</text:p>
          </table:table-cell>
          <table:table-cell table:number-columns-repeated="6"/>
        </table:table-row>
        <table:table-row table:style-name="ro1">
          <table:table-cell office:value-type="string">
            <text:p>User</text:p>
          </table:table-cell>
          <table:table-cell table:number-columns-repeated="4"/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isIncome</text:p>
          </table:table-cell>
          <table:table-cell office:value-type="string">
            <text:p>isDeleted</text:p>
          </table:table-cell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isDelete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Перевод между счетами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Юра</text:p>
          </table:table-cell>
          <table:table-cell office:value-type="string">
            <text:p>fals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Зарплата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Юля</text:p>
          </table:table-cell>
          <table:table-cell office:value-type="string">
            <text:p>false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Еда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string">
            <text:p>Путешествие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office:value-type="string">
            <text:p>Платежи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</table:table-row>
      </table:table>
      <table:table table:name="Кредиты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ransaction_</text:p>
          </table:table-cell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rubricId</text:p>
          </table:table-cell>
          <table:table-cell office:value-type="string">
            <text:p>amount</text:p>
          </table:table-cell>
          <table:table-cell office:value-type="string">
            <text:p>dayRef</text:p>
          </table:table-cell>
          <table:table-cell office:value-type="string">
            <text:p>accountIdFrom</text:p>
          </table:table-cell>
          <table:table-cell office:value-type="string">
            <text:p>accountIdTo</text:p>
          </table:table-cell>
          <table:table-cell office:value-type="string">
            <text:p>exchangeRate</text:p>
          </table:table-cell>
          <table:table-cell office:value-type="string">
            <text:p>userId</text:p>
          </table:table-cell>
          <table:table-cell office:value-type="string">
            <text:p>transactionGroupId</text:p>
          </table:table-cell>
          <table:table-cell office:value-type="string">
            <text:p>isUseForStat</text:p>
          </table:table-cell>
          <table:table-cell office:value-type="string">
            <text:p>comment</text:p>
          </table:table-cell>
          <table:table-cell office:value-type="string">
            <text:p>isDelete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5000">
            <text:p>55000</text:p>
          </table:table-cell>
          <table:table-cell table:style-name="ce1" office:value-type="date" office:date-value="2015-03-05">
            <text:p>05.03.15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ru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6000">
            <text:p>26000</text:p>
          </table:table-cell>
          <table:table-cell table:style-name="ce1" office:value-type="date" office:date-value="2015-03-05">
            <text:p>05.03.15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string">
            <text:p>tru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table:style-name="ce1" office:value-type="date" office:date-value="2015-03-06">
            <text:p>06.03.1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000">
            <text:p>12000</text:p>
          </table:table-cell>
          <table:table-cell table:style-name="ce1" office:value-type="date" office:date-value="2015-03-07">
            <text:p>07.03.1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string">
            <text:p>Отель Мадрид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5000">
            <text:p>5000</text:p>
          </table:table-cell>
          <table:table-cell table:style-name="ce1" office:value-type="date" office:date-value="2015-03-07">
            <text:p>07.03.1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string">
            <text:p>Билеты на самолет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000">
            <text:p>7000</text:p>
          </table:table-cell>
          <table:table-cell table:style-name="ce1" office:value-type="date" office:date-value="2015-03-07">
            <text:p>07.03.1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string">
            <text:p>Билеты на поезд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0000">
            <text:p>20000</text:p>
          </table:table-cell>
          <table:table-cell table:style-name="ce1" office:value-type="date" office:date-value="2015-03-08">
            <text:p>08.03.1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Университет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0000">
            <text:p>10000</text:p>
          </table:table-cell>
          <table:table-cell table:style-name="ce1" office:value-type="date" office:date-value="2015-03-08">
            <text:p>08.03.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000">
            <text:p>10000</text:p>
          </table:table-cell>
          <table:table-cell table:style-name="ce1" office:value-type="date" office:date-value="2015-03-09">
            <text:p>09.03.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style-name="ce1" office:value-type="date" office:date-value="2015-03-09">
            <text:p>09.03.1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style-name="ce1" office:value-type="date" office:date-value="2015-03-15">
            <text:p>15.03.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000">
            <text:p>5000</text:p>
          </table:table-cell>
          <table:table-cell table:style-name="ce1" office:value-type="date" office:date-value="2015-04-30">
            <text:p>30.04.1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1000">
            <text:p>1000</text:p>
          </table:table-cell>
          <table:table-cell table:style-name="ce1" office:value-type="date" office:date-value="2015-04-30">
            <text:p>30.04.15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style-name="ce1" office:value-type="date" office:date-value="2015-04-30">
            <text:p>30.04.1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style-name="ce1" office:value-type="date" office:date-value="2015-04-30">
            <text:p>30.04.1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style-name="ce1" office:value-type="date" office:date-value="2015-04-30">
            <text:p>30.04.15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0000">
            <text:p>10000</text:p>
          </table:table-cell>
          <table:table-cell table:style-name="ce1" office:value-type="date" office:date-value="2015-04-30">
            <text:p>30.04.1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als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5000">
            <text:p>5000</text:p>
          </table:table-cell>
          <table:table-cell table:style-name="ce1" office:value-type="date" office:date-value="2015-04-30">
            <text:p>30.04.1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2000">
            <text:p>2000</text:p>
          </table:table-cell>
          <table:table-cell table:style-name="ce1" office:value-type="date" office:date-value="2015-04-30">
            <text:p>30.04.1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2000">
            <text:p>12000</text:p>
          </table:table-cell>
          <table:table-cell table:style-name="ce1" office:value-type="date" office:date-value="2015-04-30">
            <text:p>30.04.1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false</text:p>
          </table:table-cell>
        </table:table-row>
        <table:table-row table:style-name="ro2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>
            <text:p>Account</text:p>
          </table:table-cell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urrencyId</text:p>
          </table:table-cell>
          <table:table-cell office:value-type="string">
            <text:p>amount</text:p>
          </table:table-cell>
          <table:table-cell office:value-type="string">
            <text:p>isCurrent</text:p>
          </table:table-cell>
          <table:table-cell office:value-type="string">
            <text:p>isCredit</text:p>
          </table:table-cell>
          <table:table-cell office:value-type="string">
            <text:p>isClosed</text:p>
          </table:table-cell>
          <table:table-cell office:value-type="string">
            <text:p>startDate</text:p>
          </table:table-cell>
          <table:table-cell office:value-type="string">
            <text:p>finishDate</text:p>
          </table:table-cell>
          <table:table-cell office:value-type="string">
            <text:p>isDeleted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Наличные рубли</text:p>
          </table:table-cell>
          <table:table-cell office:value-type="float" office:value="1">
            <text:p>1</text:p>
          </table:table-cell>
          <table:table-cell office:value-type="float" office:value="13000">
            <text:p>13000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Наличные доллары</text:p>
          </table:table-cell>
          <table:table-cell office:value-type="float" office:value="2">
            <text:p>2</text:p>
          </table:table-cell>
          <table:table-cell office:value-type="float" office:value="155">
            <text:p>155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Наличные евро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Вклад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1" office:value-type="date" office:date-value="2015-03-15">
            <text:p>15.03.15</text:p>
          </table:table-cell>
          <table:table-cell table:style-name="ce1" office:value-type="date" office:date-value="2015-04-30">
            <text:p>30.04.15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Вклад 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1" office:value-type="date" office:date-value="2015-05-15">
            <text:p>15.05.15</text:p>
          </table:table-cell>
          <table:table-cell table:style-name="ce1" office:value-type="date" office:date-value="2015-06-30">
            <text:p>30.06.15</text:p>
          </table:table-cell>
          <table:table-cell office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Кредит 1</text:p>
          </table:table-cell>
          <table:table-cell office:value-type="float" office:value="1">
            <text:p>1</text:p>
          </table:table-cell>
          <table:table-cell office:value-type="float" office:value="14000">
            <text:p>140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table:style-name="ce1" office:value-type="date" office:date-value="2015-05-15">
            <text:p>15.05.15</text:p>
          </table:table-cell>
          <table:table-cell table:style-name="ce1"/>
          <table:table-cell office:value-type="string">
            <text:p>false</text:p>
          </table:table-cell>
          <table:table-cell table:number-columns-repeated="2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Currency</text:p>
          </table:table-cell>
          <table:table-cell table:number-columns-repeated="4"/>
          <table:table-cell office:value-type="string">
            <text:p>TransactionGroup</text:p>
          </table:table-cell>
          <table:table-cell table:number-columns-repeated="6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ymbol</text:p>
          </table:table-cell>
          <table:table-cell office:value-type="string">
            <text:p>isDeleted</text:p>
          </table:table-cell>
          <table:table-cell/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isDeleted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Рубль</text:p>
          </table:table-cell>
          <table:table-cell office:value-type="string">
            <text:p>р</text:p>
          </table:table-cell>
          <table:table-cell office:value-type="string">
            <text:p>false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Отпуск Испания 2015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Доллар</text:p>
          </table:table-cell>
          <table:table-cell office:value-type="string">
            <text:p>$</text:p>
          </table:table-cell>
          <table:table-cell office:value-type="string">
            <text:p>false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Евро</text:p>
          </table:table-cell>
          <table:table-cell office:value-type="string">
            <text:p>э</text:p>
          </table:table-cell>
          <table:table-cell office:value-type="string">
            <text:p>fals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Rubric</text:p>
          </table:table-cell>
          <table:table-cell table:number-columns-repeated="6"/>
        </table:table-row>
        <table:table-row table:style-name="ro1">
          <table:table-cell office:value-type="string">
            <text:p>User</text:p>
          </table:table-cell>
          <table:table-cell table:number-columns-repeated="4"/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isIncome</text:p>
          </table:table-cell>
          <table:table-cell office:value-type="string">
            <text:p>isDeleted</text:p>
          </table:table-cell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isDeleted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3" office:value-type="string">
            <text:p>Перевод между счетами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Юра</text:p>
          </table:table-cell>
          <table:table-cell office:value-type="string">
            <text:p>fals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Зарплата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Юля</text:p>
          </table:table-cell>
          <table:table-cell office:value-type="string">
            <text:p>false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Еда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string">
            <text:p>Путешествие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office:value-type="string">
            <text:p>Платежи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">
            <text:p>29</text:p>
          </table:table-cell>
          <table:table-cell table:style-name="ce3" office:value-type="string">
            <text:p>Доход с капитала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8">
            <text:p>38</text:p>
          </table:table-cell>
          <table:table-cell table:style-name="ce3" office:value-type="string">
            <text:p>Выплата по кредиту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0">
            <text:p>40</text:p>
          </table:table-cell>
          <table:table-cell table:style-name="ce3" office:value-type="string">
            <text:p>Корректировка счетов по доходу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1">
            <text:p>41</text:p>
          </table:table-cell>
          <table:table-cell table:style-name="ce3" office:value-type="string">
            <text:p>Корректировка счетов по расходу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16.03.2015</text:date>, <text:time>00:06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9:45:45</meta:creation-date>
    <dc:date>2015-03-16T00:06:32</dc:date>
    <meta:editing-duration>PT4H20M48S</meta:editing-duration>
    <meta:editing-cycles>9</meta:editing-cycles>
    <meta:generator>OpenOffice/4.1.1$Unix OpenOffice.org_project/411m6$Build-9775</meta:generator>
    <meta:document-statistic meta:table-count="4" meta:cell-count="722" meta:object-count="0"/>
  </office:meta>
</office:document-meta>
</file>